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0588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29 kWh</text:p>
          </table:table-cell>
          <table:table-cell office:value-type="float" office:value="1461.23" calcext:value-type="float">
            <text:p>1461.2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6.29" calcext:value-type="float">
            <text:p>16.29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645.15" calcext:value-type="float">
            <text:p>1645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51 kWh</text:p>
          </table:table-cell>
          <table:table-cell office:value-type="float" office:value="1615.9" calcext:value-type="float">
            <text:p>1615.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7.83" calcext:value-type="float">
            <text:p>17.8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800.73" calcext:value-type="float">
            <text:p>1800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90 kWh</text:p>
          </table:table-cell>
          <table:table-cell office:value-type="float" office:value="1891.58" calcext:value-type="float">
            <text:p>1891.5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0.58" calcext:value-type="float">
            <text:p>20.5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078.48" calcext:value-type="float">
            <text:p>2078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58 kWh</text:p>
          </table:table-cell>
          <table:table-cell office:value-type="float" office:value="1652.66" calcext:value-type="float">
            <text:p>1652.6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8.18" calcext:value-type="float">
            <text:p>18.1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836.47" calcext:value-type="float">
            <text:p>1836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39 kWh</text:p>
          </table:table-cell>
          <table:table-cell office:value-type="float" office:value="1509.64" calcext:value-type="float">
            <text:p>1509.6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6.75" calcext:value-type="float">
            <text:p>16.7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691.35" calcext:value-type="float">
            <text:p>1691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36 kWh</text:p>
          </table:table-cell>
          <table:table-cell office:value-type="float" office:value="1481.92" calcext:value-type="float">
            <text:p>1481.9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6.46" calcext:value-type="float">
            <text:p>16.4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662.67" calcext:value-type="float">
            <text:p>1662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46 kWh</text:p>
          </table:table-cell>
          <table:table-cell office:value-type="float" office:value="1547.24" calcext:value-type="float">
            <text:p>1547.2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7.11" calcext:value-type="float">
            <text:p>17.1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727.97" calcext:value-type="float">
            <text:p>1727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12 kWh</text:p>
          </table:table-cell>
          <table:table-cell office:value-type="float" office:value="1299.75" calcext:value-type="float">
            <text:p>1299.7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4.63" calcext:value-type="float">
            <text:p>14.6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477.33" calcext:value-type="float">
            <text:p>1477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31 kWh</text:p>
          </table:table-cell>
          <table:table-cell office:value-type="float" office:value="1410.23" calcext:value-type="float">
            <text:p>1410.2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5.73" calcext:value-type="float">
            <text:p>15.7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588.23" calcext:value-type="float">
            <text:p>1588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66" calcext:value-type="float">
            <text:p>0.6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40 kWh</text:p>
          </table:table-cell>
          <table:table-cell office:value-type="float" office:value="1453.88" calcext:value-type="float">
            <text:p>1453.88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6.16" calcext:value-type="float">
            <text:p>16.1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633.17" calcext:value-type="float">
            <text:p>1633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11 kWh</text:p>
          </table:table-cell>
          <table:table-cell office:value-type="float" office:value="1249.16" calcext:value-type="float">
            <text:p>1249.1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4.11" calcext:value-type="float">
            <text:p>14.1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425.06" calcext:value-type="float">
            <text:p>1425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07 kWh</text:p>
          </table:table-cell>
          <table:table-cell office:value-type="float" office:value="1217.01" calcext:value-type="float">
            <text:p>1217.01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3.78" calcext:value-type="float">
            <text:p>13.7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391.94" calcext:value-type="float">
            <text:p>1391.9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30:11.511000000</meta:creation-date>
    <dc:date>2018-03-27T19:52:10.911000000</dc:date>
    <meta:editing-duration>PT3M4S</meta:editing-duration>
    <meta:editing-cycles>1</meta:editing-cycles>
    <meta:document-statistic meta:table-count="1" meta:cell-count="135" meta:object-count="0"/>
    <meta:generator>LibreOffice/5.3.4.2$Windows_x86 LibreOffice_project/f82d347ccc0be322489bf7da61d7e4ad13fe2ff3</meta:generator>
  </office:meta>
</office:document-meta>
</file>